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P65"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6"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style:style style:name="T463" style:family="text">
      <style:text-properties officeooo:rsid="0206573f"/>
    </style:style>
    <style:style style:name="T464" style:family="text">
      <style:text-properties officeooo:rsid="020757e8"/>
    </style:style>
    <style:style style:name="T465" style:family="text">
      <style:text-properties officeooo:rsid="0207c3d8"/>
    </style:style>
    <style:style style:name="T466" style:family="text">
      <style:text-properties officeooo:rsid="02098c8e"/>
    </style:style>
    <style:style style:name="T467" style:family="text">
      <style:text-properties officeooo:rsid="0209fb82"/>
    </style:style>
    <style:style style:name="T468" style:family="text">
      <style:text-properties officeooo:rsid="020afe30"/>
    </style:style>
    <style:style style:name="T469" style:family="text">
      <style:text-properties officeooo:rsid="020cf4b6"/>
    </style:style>
    <style:style style:name="T470" style:family="text">
      <style:text-properties officeooo:rsid="020dfa82"/>
    </style:style>
    <style:style style:name="T471" style:family="text">
      <style:text-properties officeooo:rsid="020fe632"/>
    </style:style>
    <style:style style:name="T472" style:family="text">
      <style:text-properties officeooo:rsid="021072d4"/>
    </style:style>
    <style:style style:name="T473" style:family="text">
      <style:text-properties officeooo:rsid="02119d0d"/>
    </style:style>
    <style:style style:name="T474" style:family="text">
      <style:text-properties officeooo:rsid="0211e8cc"/>
    </style:style>
    <style:style style:name="T475" style:family="text">
      <style:text-properties officeooo:rsid="02131dbb"/>
    </style:style>
    <style:style style:name="T476" style:family="text">
      <style:text-properties officeooo:rsid="0214a86a"/>
    </style:style>
    <style:style style:name="T477" style:family="text">
      <style:text-properties officeooo:rsid="02165a8f"/>
    </style:style>
    <style:style style:name="T478" style:family="text">
      <style:text-properties officeooo:rsid="02174d64"/>
    </style:style>
    <style:style style:name="T479" style:family="text">
      <style:text-properties officeooo:rsid="021825f2"/>
    </style:style>
    <style:style style:name="T480" style:family="text">
      <style:text-properties officeooo:rsid="02194bc3"/>
    </style:style>
    <style:style style:name="T481" style:family="text">
      <style:text-properties officeooo:rsid="0219586c"/>
    </style:style>
    <style:style style:name="T482" style:family="text">
      <style:text-properties officeooo:rsid="021a7d77"/>
    </style:style>
    <style:style style:name="T483" style:family="text">
      <style:text-properties officeooo:rsid="021c2bdb"/>
    </style:style>
    <style:style style:name="T484" style:family="text">
      <style:text-properties officeooo:rsid="021d782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text:p text:style-name="P63"><text:s text:c="5"/>“<text:span text:style-name="T463">See one you like?” A woman approached Eugene asked.</text:span></text:p>
      <text:p text:style-name="P63"><text:s text:c="5"/><text:span text:style-name="T463">Eugene turned to see a sales woman standing there. “Oh I’m just visiting.” He said, “My girlfriend would kill me.”</text:span></text:p>
      <text:p text:style-name="P63"><text:s text:c="5"/>“<text:span text:style-name="T463">That’s a shame.” She put a hand on Eugene’s arm. “Well if you change your mind, I’ll be over here.” She gestured towards a counter.</text:span></text:p>
      <text:p text:style-name="P63"><text:s text:c="5"/><text:span text:style-name="T463">Eugene nodded. “Thank you.” He said </text:span><text:span text:style-name="T464">and watched as she walked away.</text:span></text:p>
      <text:p text:style-name="P63"><text:s text:c="5"/><text:span text:style-name="T465">Taking one last look at the dogs, Eugene exited the store and continued walking down the street. He wondered where Calypso would be. </text:span><text:span text:style-name="T466">He wondered if he could even find her out of all of the stores in town. He doubted it.</text:span></text:p>
      <text:p text:style-name="P63"><text:soft-page-break/><text:s text:c="5"/><text:span text:style-name="T466">Eugene stopped at another store, it was a bakery. </text:span><text:span text:style-name="T467">Stepping inside he was greeted by the store’s owner.</text:span></text:p>
      <text:p text:style-name="P63"><text:s text:c="5"/>“<text:span text:style-name="T467">Welcome, what can I do for you?” The owner asked.</text:span></text:p>
      <text:p text:style-name="P63"><text:s text:c="5"/><text:span text:style-name="T467">Eugene smiled. “Do you have any free samples by chance?”</text:span></text:p>
      <text:p text:style-name="P63"><text:s text:c="5"/><text:span text:style-name="T467">The owner smiled back. “Of course I do young man, come in come in.” She said. </text:span><text:span text:style-name="T468">Walking behind a counter, she picked up a tray that had all sorts of samples on it. Mostly bread, a few brownies tossed in the mix.</text:span></text:p>
      <text:p text:style-name="P63"><text:s text:c="5"/><text:span text:style-name="T468">Picking up a piece of bread, Eugene began to butter it. He took a bite, it tasted like heaven. He wanted more. “I’ll take a loaf of this one.” He said.</text:span></text:p>
      <text:p text:style-name="P63"><text:s text:c="5"/><text:span text:style-name="T468">The woman smiled. “That’s our most requested item.” She said. Packaging up a loaf of bread, she handed it to Eugene. “That will be eight credits.”</text:span></text:p>
      <text:p text:style-name="P63"><text:s text:c="5"/><text:span text:style-name="T468">Handing over money, Eugene smiled. “Thank you again.” He said as he walked out the door.</text:span></text:p>
      <text:p text:style-name="P63"><text:s text:c="5"/><text:span text:style-name="T469">Walking back up the street to the train station, Eugene was done walking around. He wanted to be home. Boarding the train, he sat down on a seat and looked around.</text:span></text:p>
      <text:p text:style-name="P63"><text:s text:c="5"/><text:span text:style-name="T469">The train was mostly empty, a few people were on it but it wasn’t full to capacity.</text:span></text:p>
      <text:p text:style-name="P63"><text:s text:c="5"/><text:span text:style-name="T471">Eugene sat and watched the different people going about their day. He was happy to have bread. He wondered where everyone was headed. If they were headed home, or to other shopping districts he couldn’t tell. But he wondered.</text:span></text:p>
      <text:p text:style-name="P63"><text:s text:c="5"/><text:span text:style-name="T472">It was a nice day out. The sun was shining brightly. It was warm for a December day. Of course the sun wasn’t real, neither was the weather. It was all made up and fixed at certain temperatures so people wouldn’t freeze.</text:span></text:p>
      <text:p text:style-name="P63"><text:soft-page-break/><text:s text:c="5"/><text:span text:style-name="T473">Eugene had to keep reminding himself that everything was fabricated. He lived on a moon. That was it. A moon in orbit of a planet. Eugene wondered what would happen if the fabrication was turned off. Would life continue to exist? He didn’t know. </text:span><text:span text:style-name="T474">He wasn’t sure he wanted to know. Putting his own life in danger would be a bad thing. That was certain.</text:span></text:p>
      <text:p text:style-name="P63"><text:s text:c="5"/><text:span text:style-name="T474">Looking around, he saw a couple in the corner making out. Ah young love. When you didn’t care who saw you. Those were the days. Eugene smiled at the thought. </text:span><text:span text:style-name="T475">He was experiencing such an event himself.</text:span></text:p>
      <text:p text:style-name="P63"><text:s text:c="5"/><text:span text:style-name="T476">Calypso was the best thing to ever happen to Eugene, he thought. She was the best woman to ever walk into his life. They had been partners for the longest of times, over ten years. He always did have a crush on her. He never knew she felt the same way until they were both tossed out of the program and sent on their way.</text:span></text:p>
      <text:p text:style-name="P63"><text:s text:c="5"/><text:span text:style-name="T476">Eugene looked outside and watched the buildings passing by. They were blocking the view of the sun now. It really was a nice day.</text:span></text:p>
      <text:p text:style-name="P63"><text:s text:c="5"/><text:span text:style-name="T470">That’s when he noticed it, a package roughly the size of a football sitting on the seat across from him. Picking up the package, Eugene could tell he shouldn’t have touched it. Something was wrong. It began ticking.</text:span></text:p>
      <text:p text:style-name="P63"><text:s text:c="5"/><text:span text:style-name="T470">Looking around, he wondered if anyone noticed. They had.</text:span></text:p>
      <text:p text:style-name="P63"><text:s text:c="5"/>“<text:span text:style-name="T470">Yo man, what is that?” A passenger asked.</text:span></text:p>
      <text:p text:style-name="P63"><text:s text:c="5"/><text:span text:style-name="T470">Eugene shrugged. “Don’t know, but it’s ticking.” He said. </text:span><text:span text:style-name="T476">Perhaps it was a clock? Yeah that would be a good thing, a clock.</text:span></text:p>
      <text:p text:style-name="P63"><text:s text:c="5"/><text:span text:style-name="T470">Carefully peeling back the wrapping, Eugene saw his worst fear, it was a bomb.</text:span></text:p>
      <text:p text:style-name="P63"><text:soft-page-break/></text:p>
      <text:p text:style-name="P64">Chapter Thirty-Four</text:p>
      <text:p text:style-name="P64"/>
      <text:p text:style-name="P64"><text:s text:c="5"/>Eugene tried not to panic as the passenger next to him was freaking out.</text:p>
      <text:p text:style-name="P64"><text:s text:c="5"/>“Yo man, seriously?” He asked.</text:p>
      <text:p text:style-name="P64"><text:s text:c="5"/>Eugene nodded. “Yes apparently it’s a bomb.”</text:p>
      <text:p text:style-name="P64"><text:s text:c="5"/>“That’s not cool!” The man said as he stood up. Everyone had their eyes on Eugene. The man walked passed Eugene and to the other side of the train. “We all gonna die up in here!” He yelled.</text:p>
      <text:p text:style-name="P64"><text:s text:c="5"/>Eugene shook his head. “Not if I can figure this out.” He said. “I just need to focus.”</text:p>
      <text:p text:style-name="P64"><text:s text:c="5"/>“The man says he needs to focus.” The man said. “Everyone be quiet.”</text:p>
      <text:p text:style-name="P64"><text:s text:c="5"/>Eugene looked to the man. “Thank you, what’s your name?”</text:p>
      <text:p text:style-name="P64"><text:s text:c="5"/>“Russell.” The man said. “Name’s Russell.”</text:p>
      <text:p text:style-name="P64"><text:s text:c="5"/>“Well Russell, it’s nice to meet you. I’m Eugene.” Eugene said. “We have to figure out how to disarm this bomb.”</text:p>
      <text:p text:style-name="P64"><text:s text:c="5"/>Eugene looked at the different colored wires. <text:span text:style-name="T477">He wasn’t sure which wire did what and didn’t really want to find out the wrong wire. It could blow up in his face and that was the last thing he needed right now.</text:span></text:p>
      <text:p text:style-name="P64"><text:s text:c="5"/><text:span text:style-name="T477">Russell sat down on a seat and frowned. “Alright man, what do we need to do?”</text:span></text:p>
      <text:p text:style-name="P64"><text:s text:c="5"/><text:span text:style-name="T478">Eugene shook his head. “I don’t know exactly. But we need to figure out which wire to cut. Do you have a knife?”</text:span></text:p>
      <text:p text:style-name="P64"><text:s text:c="5"/><text:span text:style-name="T478">Russell nodded. “Yeah man, here you go.” He handed Eugene a knife.</text:span></text:p>
      <text:p text:style-name="P64"><text:s text:c="5"/>“<text:span text:style-name="T479">I watched a movie once, where the man avoided the red white and blue wires.” Eugene said. “This </text:span><text:soft-page-break/><text:span text:style-name="T479">bomb has red white and blue wires, I think I can avoid those.”</text:span></text:p>
      <text:p text:style-name="P64"><text:s text:c="5"/>“<text:span text:style-name="T479">That was a movie tho man.” Russell said.</text:span></text:p>
      <text:p text:style-name="P64"><text:s text:c="5"/><text:span text:style-name="T480">Eugene nodded. “I know.” He said. </text:span><text:span text:style-name="T481">Pulling gently on the yellow wire, Eugene took the knife and cut it.</text:span></text:p>
      <text:p text:style-name="P64"><text:s text:c="5"/><text:span text:style-name="T481">The ticking increased in speed.</text:span></text:p>
      <text:p text:style-name="P64"><text:s text:c="5"/>“<text:span text:style-name="T482">Crap.” Eugene said. “Wrong wire.” He groaned. “There’s black and red, white and blue.” He grunted.</text:span></text:p>
      <text:p text:style-name="P64"><text:s text:c="5"/><text:span text:style-name="T482">Russell nodded. “Go with the black one.” He said.</text:span></text:p>
      <text:p text:style-name="P64"><text:s text:c="5"/><text:span text:style-name="T482">Eugene cut the black wire. The bomb stopped ticking.</text:span></text:p>
      <text:p text:style-name="P64"><text:s text:c="5"/><text:span text:style-name="T483">Taking a deep breath, Eugene exhaled. “I think we got it.” He said.</text:span></text:p>
      <text:p text:style-name="P64"><text:s text:c="5"/><text:span text:style-name="T483">Russell smiled. “Yes!” He exclaimed.</text:span></text:p>
      <text:p text:style-name="P64"><text:s text:c="5"/><text:span text:style-name="T483">Eugene began dismantling the bomb. “</text:span><text:span text:style-name="T484">Interesting,” He said. “It reminds me of something I ran into years ago on the job.”</text:span></text:p>
      <text:p text:style-name="P64"><text:s text:c="5"/>“<text:span text:style-name="T484">The job?” Russell asked. “What job?”</text:span></text:p>
      <text:p text:style-name="P64"><text:s text:c="5"/>“<text:span text:style-name="T484">Working for the capitol.” Eugene sai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16</meta:editing-cycles>
    <meta:generator>LibreOffice/7.4.2.3$Windows_X86_64 LibreOffice_project/382eef1f22670f7f4118c8c2dd222ec7ad009daf</meta:generator>
    <dc:date>2022-11-16T10:18:59.407000000</dc:date>
    <meta:editing-duration>P1DT1H39M13S</meta:editing-duration>
    <meta:document-statistic meta:table-count="0" meta:image-count="0" meta:object-count="0" meta:page-count="133" meta:paragraph-count="1489" meta:word-count="35377" meta:character-count="198846" meta:non-whitespace-character-count="157686"/>
  </office:meta>
</office:document-meta>
</file>